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3" style:family="paragraph" style:parent-style-name="Table_20_Contents">
      <style:text-properties officeooo:paragraph-rsid="0011a41e"/>
    </style:style>
    <style:style style:name="P4" style:family="paragraph" style:parent-style-name="Table_20_Contents">
      <style:text-properties officeooo:rsid="0011a41e" officeooo:paragraph-rsid="0011a41e"/>
    </style:style>
    <style:style style:name="P5" style:family="paragraph" style:parent-style-name="Table_20_Contents">
      <style:text-properties officeooo:rsid="0011a41e" officeooo:paragraph-rsid="002360fe"/>
    </style:style>
    <style:style style:name="P6" style:family="paragraph" style:parent-style-name="Table_20_Contents">
      <style:text-properties officeooo:rsid="001abd1e" officeooo:paragraph-rsid="001abd1e"/>
    </style:style>
    <style:style style:name="P7" style:family="paragraph" style:parent-style-name="Table_20_Contents">
      <style:text-properties fo:font-weight="normal" officeooo:rsid="001abd1e" officeooo:paragraph-rsid="001abd1e" style:font-weight-asian="normal" style:font-weight-complex="normal"/>
    </style:style>
    <style:style style:name="P8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9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10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11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12" style:family="paragraph" style:parent-style-name="Table_20_Contents">
      <style:text-properties officeooo:rsid="0042d43c" officeooo:paragraph-rsid="0065eb3c"/>
    </style:style>
    <style:style style:name="P13" style:family="paragraph" style:parent-style-name="Table_20_Contents">
      <style:text-properties officeooo:paragraph-rsid="0067e529"/>
    </style:style>
    <style:style style:name="P14" style:family="paragraph" style:parent-style-name="Standard">
      <style:text-properties officeooo:paragraph-rsid="00676523"/>
    </style:style>
    <style:style style:name="P15" style:family="paragraph" style:parent-style-name="Heading_20_2">
      <style:text-properties officeooo:paragraph-rsid="0038ecae"/>
    </style:style>
    <style:style style:name="P16" style:family="paragraph" style:parent-style-name="Heading_20_2">
      <style:text-properties officeooo:paragraph-rsid="0067e529"/>
    </style:style>
    <style:style style:name="P17" style:family="paragraph" style:parent-style-name="Heading_20_2">
      <style:text-properties officeooo:paragraph-rsid="0065eb3c"/>
    </style:style>
    <style:style style:name="P18" style:family="paragraph" style:parent-style-name="Heading_20_2">
      <style:text-properties officeooo:paragraph-rsid="00676523"/>
    </style:style>
    <style:style style:name="P19" style:family="paragraph" style:parent-style-name="Heading_20_3">
      <style:text-properties officeooo:paragraph-rsid="002360fe"/>
    </style:style>
    <style:style style:name="P20" style:family="paragraph" style:parent-style-name="Heading_20_3">
      <style:text-properties officeooo:rsid="0034f7c7" officeooo:paragraph-rsid="0034f7c7"/>
    </style:style>
    <style:style style:name="P21" style:family="paragraph" style:parent-style-name="Heading_20_3">
      <style:text-properties officeooo:rsid="0038ecae" officeooo:paragraph-rsid="0038ecae"/>
    </style:style>
    <style:style style:name="P22" style:family="paragraph" style:parent-style-name="Heading_20_3">
      <style:text-properties officeooo:rsid="003c0125" officeooo:paragraph-rsid="003c0125"/>
    </style:style>
    <style:style style:name="P23" style:family="paragraph" style:parent-style-name="Heading_20_3">
      <style:text-properties officeooo:paragraph-rsid="0067e529"/>
    </style:style>
    <style:style style:name="P24" style:family="paragraph" style:parent-style-name="Heading_20_3">
      <style:text-properties officeooo:paragraph-rsid="0065eb3c"/>
    </style:style>
    <style:style style:name="P25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26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27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8" style:family="paragraph" style:parent-style-name="Heading_20_4">
      <style:text-properties officeooo:rsid="00217531" officeooo:paragraph-rsid="001abd1e"/>
    </style:style>
    <style:style style:name="P29" style:family="paragraph" style:parent-style-name="Heading_20_4">
      <style:text-properties officeooo:rsid="002af519" officeooo:paragraph-rsid="002af519"/>
    </style:style>
    <style:style style:name="P30" style:family="paragraph" style:parent-style-name="Heading_20_4">
      <style:text-properties officeooo:rsid="0034f7c7" officeooo:paragraph-rsid="0038ecae"/>
    </style:style>
    <style:style style:name="P31" style:family="paragraph" style:parent-style-name="Heading_20_4">
      <style:text-properties officeooo:rsid="0038ecae" officeooo:paragraph-rsid="0047e602"/>
    </style:style>
    <style:style style:name="P32" style:family="paragraph" style:parent-style-name="Heading_20_4">
      <style:text-properties officeooo:rsid="0039fbbb" officeooo:paragraph-rsid="0047e602"/>
    </style:style>
    <style:style style:name="P33" style:family="paragraph" style:parent-style-name="Heading_20_4">
      <style:text-properties officeooo:rsid="003c0125" officeooo:paragraph-rsid="003c0125"/>
    </style:style>
    <style:style style:name="P34" style:family="paragraph" style:parent-style-name="Heading_20_4">
      <style:text-properties officeooo:rsid="002bf066" officeooo:paragraph-rsid="0067e529"/>
    </style:style>
    <style:style style:name="P35" style:family="paragraph" style:parent-style-name="Heading_20_4">
      <style:text-properties officeooo:rsid="0030a6c6" officeooo:paragraph-rsid="0065eb3c"/>
    </style:style>
    <style:style style:name="P36" style:family="paragraph" style:parent-style-name="Heading_20_4">
      <style:text-properties officeooo:paragraph-rsid="0065eb3c"/>
    </style:style>
    <style:style style:name="P37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38" style:family="paragraph" style:parent-style-name="Table_20_Contents" style:list-style-name="L1">
      <style:text-properties officeooo:rsid="001abd1e" officeooo:paragraph-rsid="0020785a"/>
    </style:style>
    <style:style style:name="P39" style:family="paragraph" style:parent-style-name="Table_20_Contents" style:list-style-name="L1">
      <style:text-properties officeooo:rsid="0053774e" officeooo:paragraph-rsid="0053774e"/>
    </style:style>
    <style:style style:name="P40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1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2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43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44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45" style:family="paragraph" style:parent-style-name="Table_20_Contents" style:list-style-name="L2">
      <style:text-properties fo:font-weight="normal" officeooo:rsid="002b590b" officeooo:paragraph-rsid="005dcd8b" style:font-weight-asian="normal" style:font-weight-complex="normal"/>
    </style:style>
    <style:style style:name="P46" style:family="paragraph" style:parent-style-name="Table_20_Contents" style:list-style-name="L2">
      <style:text-properties officeooo:rsid="00282650" officeooo:paragraph-rsid="00282650"/>
    </style:style>
    <style:style style:name="P47" style:family="paragraph" style:parent-style-name="Table_20_Contents" style:list-style-name="L2">
      <style:text-properties officeooo:rsid="00597348" officeooo:paragraph-rsid="00597348"/>
    </style:style>
    <style:style style:name="P48" style:family="paragraph" style:parent-style-name="Table_20_Contents" style:list-style-name="L2">
      <style:text-properties officeooo:rsid="002b590b" officeooo:paragraph-rsid="002b590b"/>
    </style:style>
    <style:style style:name="P49" style:family="paragraph" style:parent-style-name="Table_20_Contents" style:list-style-name="L2">
      <style:text-properties officeooo:rsid="002b590b" officeooo:paragraph-rsid="005dcd8b"/>
    </style:style>
    <style:style style:name="P50" style:family="paragraph" style:parent-style-name="Table_20_Contents" style:list-style-name="L3">
      <style:text-properties officeooo:rsid="006bc2d4" officeooo:paragraph-rsid="006bc2d4"/>
    </style:style>
    <style:style style:name="P51" style:family="paragraph" style:parent-style-name="Table_20_Contents" style:list-style-name="L3">
      <style:text-properties officeooo:rsid="006effac" officeooo:paragraph-rsid="006effac"/>
    </style:style>
    <style:style style:name="P52" style:family="paragraph" style:parent-style-name="Table_20_Contents" style:list-style-name="L3">
      <style:text-properties officeooo:rsid="00728452" officeooo:paragraph-rsid="0074da86"/>
    </style:style>
    <style:style style:name="P53" style:family="paragraph" style:parent-style-name="Table_20_Contents" style:list-style-name="L3">
      <style:text-properties officeooo:rsid="00728452" officeooo:paragraph-rsid="007630dc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officeooo:rsid="001b9e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079e" style:font-weight-asian="normal" style:font-weight-complex="normal"/>
    </style:style>
    <style:style style:name="T8" style:family="text">
      <style:text-properties fo:font-weight="normal" officeooo:rsid="0020785a" style:font-weight-asian="normal" style:font-weight-complex="normal"/>
    </style:style>
    <style:style style:name="T9" style:family="text">
      <style:text-properties fo:font-weight="normal" officeooo:rsid="002a1b08" style:font-weight-asian="normal" style:font-weight-complex="normal"/>
    </style:style>
    <style:style style:name="T10" style:family="text">
      <style:text-properties fo:font-weight="normal" officeooo:rsid="002b779a" style:font-weight-asian="normal" style:font-weight-complex="normal"/>
    </style:style>
    <style:style style:name="T11" style:family="text">
      <style:text-properties fo:font-weight="normal" officeooo:rsid="00597348" style:font-weight-asian="normal" style:font-weight-complex="normal"/>
    </style:style>
    <style:style style:name="T12" style:family="text">
      <style:text-properties fo:font-weight="normal" officeooo:rsid="005c1027" style:font-weight-asian="normal" style:font-weight-complex="normal"/>
    </style:style>
    <style:style style:name="T13" style:family="text">
      <style:text-properties fo:font-weight="normal" officeooo:rsid="005caaac" style:font-weight-asian="normal" style:font-weight-complex="normal"/>
    </style:style>
    <style:style style:name="T14" style:family="text">
      <style:text-properties fo:font-weight="normal" officeooo:rsid="005dcd8b" style:font-weight-asian="normal" style:font-weight-complex="normal"/>
    </style:style>
    <style:style style:name="T15" style:family="text">
      <style:text-properties style:font-name="DejaVu Sans1" fo:font-weight="bold" officeooo:rsid="0011a41e" style:font-name-asian="Microsoft YaHei" style:font-name-complex="Mangal"/>
    </style:style>
    <style:style style:name="T16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7" style:family="text">
      <style:text-properties officeooo:rsid="002360fe"/>
    </style:style>
    <style:style style:name="T18" style:family="text">
      <style:text-properties officeooo:rsid="002bf066"/>
    </style:style>
    <style:style style:name="T19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0" style:family="text">
      <style:text-properties fo:color="#666666" style:font-name="DejaVu Sans Light" fo:font-size="8.80000019073486pt" fo:font-weight="bold" officeooo:rsid="002f1657" style:font-name-asian="Microsoft YaHei" style:font-size-asian="25.2999992370605pt" style:font-weight-asian="bold" style:font-name-complex="Mangal" style:font-size-complex="25.2999992370605pt" style:font-weight-complex="bold"/>
    </style:style>
    <style:style style:name="T21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2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3" style:family="text">
      <style:text-properties officeooo:rsid="0030a6c6"/>
    </style:style>
    <style:style style:name="T24" style:family="text">
      <style:text-properties officeooo:rsid="0035a7d2"/>
    </style:style>
    <style:style style:name="T25" style:family="text">
      <style:text-properties officeooo:rsid="0038ecae"/>
    </style:style>
    <style:style style:name="T26" style:family="text">
      <style:text-properties officeooo:rsid="0039fbbb"/>
    </style:style>
    <style:style style:name="T27" style:family="text">
      <style:text-properties officeooo:rsid="003bb04e"/>
    </style:style>
    <style:style style:name="T28" style:family="text">
      <style:text-properties officeooo:rsid="003d70f1"/>
    </style:style>
    <style:style style:name="T29" style:family="text">
      <style:text-properties officeooo:rsid="003f3f14"/>
    </style:style>
    <style:style style:name="T30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1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2" style:family="text">
      <style:text-properties officeooo:rsid="004c121b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officeooo:rsid="00597348"/>
    </style:style>
    <style:style style:name="T35" style:family="text">
      <style:text-properties officeooo:rsid="005ed835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6bc2d4"/>
    </style:style>
    <style:style style:name="T38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39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0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1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2" style:family="text">
      <style:text-properties officeooo:rsid="006a19eb"/>
    </style:style>
    <style:style style:name="T43" style:family="text">
      <style:text-properties officeooo:rsid="006bc2d4"/>
    </style:style>
    <style:style style:name="T44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5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86d3a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6" style:family="text">
      <style:text-properties officeooo:rsid="0079f6e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<text:span text:style-name="T16">Vishnu Vasan Nehru </text:span><text:span text:style-name="T15"><text:s text:c="26"/></text:span><text:span text:style-name="T19">+91-74113-6779</text:span><text:span text:style-name="T20">7</text:span></text:p>
            <text:p text:style-name="P2"><text:span text:style-name="T19">6+Years - ECU </text:span><text:span text:style-name="T21">SW</text:span><text:span text:style-name="T19"> &amp; Test Development Engineer <text:s text:c="3"/></text:span><text:span text:style-name="T22"><text:s text:c="30"/></text:span><text:a xlink:type="simple" xlink:href="mailto:vishnuvasan@zoho.com" text:style-name="Internet_20_link" text:visited-style-name="Visited_20_Internet_20_Link"><text:span text:style-name="T33">vishnuvasan</text:span></text:a><text:a xlink:type="simple" xlink:href="mailto:vishnuvasan@zoho.com" text:style-name="Internet_20_link" text:visited-style-name="Visited_20_Internet_20_Link"><text:span text:style-name="T44">@</text:span></text:a><text:span text:style-name="T45">vishnuvasan</text:span><text:a xlink:type="simple" xlink:href="mailto:vishnuvasan@zoho.com" text:style-name="Internet_20_link" text:visited-style-name="Visited_20_Internet_20_Link"><text:span text:style-name="T44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4" office:value-type="string">
            <text:p text:style-name="P3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-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Date of birth</text:h>
          </table:table-cell>
          <table:table-cell table:style-name="Table1.A1" office:value-type="string">
            <text:p text:style-name="P5">November 9,1987 (28 years old)</text:p>
          </table:table-cell>
          <table:table-cell table:style-name="Table1.A1" table:number-columns-spanned="2" office:value-type="string">
            <text:h text:style-name="Heading_20_3" text:outline-level="3"><text:span text:style-name="T17">Gender/</text:span>Nationality</text:h>
          </table:table-cell>
          <table:covered-table-cell/>
          <table:table-cell table:style-name="Table1.A1" office:value-type="string">
            <text:p text:style-name="P4"><text:span text:style-name="T17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Sep 2013 – Till Date</text:h>
          </table:table-cell>
          <table:table-cell table:style-name="Table1.A1" table:number-columns-spanned="4" office:value-type="string">
            <text:h text:style-name="P37" text:outline-level="4">Mercedes Benz Research and Development India, Bangalore,India</text:h>
            <text:p text:style-name="P8">S<text:span text:style-name="T46">enior Technical Lead</text:span></text:p>
            <text:p text:style-name="P6">Onsite Assignment <text:span text:style-name="T2">@ </text:span><text:span text:style-name="T4">Daimler,</text:span><text:span text:style-name="T2">Stuttgart,Germany: </text:span></text:p>
            <text:p text:style-name="P7"><text:span text:style-name="T3">2014:</text:span><text:span text:style-name="T5"> </text:span>Mar–Jun, Sep-Dec | <text:span text:style-name="T3">2015: </text:span>Ma<text:span text:style-name="T5">r–</text:span>Jun, Oct-Dec</text:p>
            <text:list xml:id="list8463106155500860201" text:style-name="L1">
              <text:list-item>
                <text:p text:style-name="P38"><text:span text:style-name="T8">Test Automation </text:span><text:span text:style-name="T7">Development/Testing for Sensor Diagnostic Functions - Engine ECU in Provetech:TA for dSpace HiL Environment</text:span></text:p>
              </text:list-item>
              <text:list-item>
                <text:p text:style-name="P39"><text:span text:style-name="T7">D</text:span><text:span text:style-name="T6">eveloped Real Time Scripts for Multi Processor Environments to test Engine &amp; Transmission ECU Functions</text:span></text:p>
              </text:list-item>
              <text:list-item>
                <text:p text:style-name="P40">Effective Communication with Function Developers for better understanding of the Functionality</text:p>
              </text:list-item>
              <text:list-item>
                <text:p text:style-name="P40">Developed lot of Generic Libraries and distributed across the whole team for better Efficiency</text:p>
              </text:list-item>
              <text:list-item>
                <text:p text:style-name="P40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<text:span text:style-name="T41">Feb</text:span><text:span text:style-name="T39"> 201</text:span><text:span text:style-name="T41">1</text:span><text:span text:style-name="T39"> – </text:span><text:span text:style-name="T41">Sep 2013</text:span></text:h>
            <text:h text:style-name="P27" text:outline-level="3"/>
          </table:table-cell>
          <table:table-cell table:style-name="Table1.A1" table:number-columns-spanned="4" office:value-type="string">
            <text:h text:style-name="P28" text:outline-level="4">Robert Bosch Engineering and Business Solutions,Coimbatore,India</text:h>
            <text:p text:style-name="P10">Senior Software Engineer</text:p>
            <text:list xml:id="list3038587569113570217" text:style-name="L2">
              <text:list-item>
                <text:p text:style-name="P41">Development of Engine ECU Functions in ASCET– <text:span text:style-name="T34">OFBD </text:span>Actuator <text:span text:style-name="T34">Test, Torque Distribution/Reservation during Maximum Load, Idle Speed Control </text:span></text:p>
              </text:list-item>
              <text:list-item>
                <text:p text:style-name="P42">Involved in Development of Stateflow/State Machine Design in MATLAB and ASCET</text:p>
              </text:list-item>
              <text:list-item>
                <text:p text:style-name="P42">Involved in Integration of Customer Specific AUTOSAR Functions into ECU SW and also developed necessary adapters for the interface</text:p>
              </text:list-item>
              <text:list-item>
                <text:p text:style-name="P42">Involved in Variant Specific Software Customization/Optimization based on System Architecture</text:p>
              </text:list-item>
              <text:list-item>
                <text:p text:style-name="P46"><text:span text:style-name="T11">Involved in various Automation Activities – Majorly </text:span><text:span text:style-name="T7">D</text:span><text:span text:style-name="T6">ata to Model</text:span><text:span text:style-name="T9">(D2M</text:span><text:span text:style-name="T11">) – For Conversion of Autosar Interface Data directly to ASCET Models without human Intervention and received accolades</text:span></text:p>
              </text:list-item>
              <text:list-item>
                <text:p text:style-name="P47"><text:span text:style-name="T11">S</text:span><text:span text:style-name="T6">ome other Tools Developed are A2L Extractor,A2L Generator,E-Hooks Generato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<text:span text:style-name="T40">Mar 2010</text:span><text:span text:style-name="T39"> – </text:span><text:span text:style-name="T40">Feb </text:span><text:span text:style-name="T38">2011</text:span></text:h>
            <text:h text:style-name="P27" text:outline-level="3"/>
          </table:table-cell>
          <table:table-cell table:style-name="Table1.A1" table:number-columns-spanned="4" office:value-type="string">
            <text:h text:style-name="P29" text:outline-level="4">Automotive Infotronics ( A Joint Venture between Continental AG &amp; Ashok Leyland ),Chennai,India</text:h>
            <text:p text:style-name="P9">Graduate Engineer Trainee</text:p>
            <text:list xml:id="list224332178958033" text:continue-numbering="true" text:style-name="L2">
              <text:list-item>
                <text:p text:style-name="P48"><text:span text:style-name="T12">Implementation of Tire Configuration Computation Algorithm </text:span><text:span text:style-name="T13">in LogiCAD </text:span><text:span text:style-name="T6">for Intelligent Tire System Display </text:span><text:span text:style-name="T13">Unit</text:span></text:p>
              </text:list-item>
              <text:list-item>
                <text:p text:style-name="P43">Involved in Development of Various Screens and Integration of Screens with Logical Modules for ITS.</text:p>
              </text:list-item>
              <text:list-item>
                <text:p text:style-name="P44">Development of Tell Tale Module,Power on Self Test for Cluster</text:p>
              </text:list-item>
              <text:list-item>
                <text:p text:style-name="P49"><text:span text:style-name="T6">Black Box Testing for Integrat</text:span><text:span text:style-name="T10">ed </text:span><text:span text:style-name="T6">Body Control Unit </text:span><text:span text:style-name="T14">&amp;</text:span><text:span text:style-name="T6"> </text:span><text:span text:style-name="T14">Instrument </text:span><text:span text:style-name="T6">Cluster</text:span></text:p>
                <text:p text:style-name="P45"/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5" office:value-type="string">
            <text:h text:style-name="P1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Modeling Tools</text:h>
          </table:table-cell>
          <table:table-cell table:style-name="Table1.A1" table:number-columns-spanned="2" office:value-type="string">
            <text:h text:style-name="P30" text:outline-level="4">MATLAB <text:span text:style-name="T25">Simulink/Stateflow</text:span>,</text:h>
            <text:h text:style-name="P30" text:outline-level="4">ASCET,LogiCAD,<text:span text:style-name="T24">SciLab</text:span></text:h>
          </table:table-cell>
          <table:covered-table-cell/>
          <table:table-cell table:style-name="Table1.A1" office:value-type="string">
            <text:h text:style-name="P20" text:outline-level="3">Languages</text:h>
          </table:table-cell>
          <table:table-cell table:style-name="Table1.A1" office:value-type="string">
            <text:h text:style-name="P30" text:outline-level="4"><text:span text:style-name="T27">VBA,</text:span>Python,Perl,C,</text:h>
            <text:h text:style-name="P30" text:outline-level="4">Embedded C,Ruby</text:h>
          </table:table-cell>
        </table:table-row>
        <table:table-row>
          <table:table-cell table:style-name="Table1.A1" office:value-type="string">
            <text:h text:style-name="P21" text:outline-level="3">ECU Tools</text:h>
          </table:table-cell>
          <table:table-cell table:style-name="Table1.A1" table:number-columns-spanned="4" office:value-type="string">
            <text:h text:style-name="P31" text:outline-level="4">Provetech TA,INCA,<text:span text:style-name="T26">Softune, Gravis, CANlyzer, VehicleSpy,</text:span></text:h>
            <text:h text:style-name="P32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Other Skills</text:h>
          </table:table-cell>
          <table:table-cell table:style-name="Table1.A1" table:number-columns-spanned="2" office:value-type="string">
            <text:h text:style-name="P33" text:outline-level="4">Git,Django,J<text:span text:style-name="T28">s</text:span>,</text:h>
            <text:h text:style-name="P33" text:outline-level="4">HTML,D3J<text:span text:style-name="T29">s</text:span></text:h>
          </table:table-cell>
          <table:covered-table-cell/>
          <table:table-cell table:style-name="Table1.A1" office:value-type="string">
            <text:h text:style-name="P22" text:outline-level="3">Operating System</text:h>
          </table:table-cell>
          <table:table-cell table:style-name="Table1.A1" office:value-type="string">
            <text:h text:style-name="P33" text:outline-level="4">Windows,<text:span text:style-name="T32">OS X,</text:span></text:h>
            <text:h text:style-name="P33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6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3" text:outline-level="3">200<text:span text:style-name="T18">4</text:span> - 20<text:span text:style-name="T18">08</text:span></text:h>
            <text:h text:style-name="P23" text:outline-level="3"/>
          </table:table-cell>
          <table:table-cell table:style-name="Table5.A1" office:value-type="string">
            <text:h text:style-name="P34" text:outline-level="4">Bachelor of Engineering – Electronics and Communication Engineering</text:h>
            <text:p text:style-name="P11">77% - I Class</text:p>
            <text:p text:style-name="P13"><text:span text:style-name="T18">Anna University</text:span>/ <text:span text:style-name="T18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17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24" text:outline-level="3"><text:span text:style-name="T42">L</text:span>anguages</text:h>
          </table:table-cell>
          <table:table-cell table:style-name="Table2.A1" office:value-type="string">
            <text:h text:style-name="P35" text:outline-level="4">Tamil <text:s text:c="4"/>- <text:span text:style-name="T31">Mother Tongue</text:span></text:h>
            <text:h text:style-name="P36" text:outline-level="4"><text:span text:style-name="T23">English</text:span> <text:s/>- <text:span text:style-name="T30">(Very good command both written and spoken)</text:span></text:h>
            <text:p text:style-name="P12"><text:span text:style-name="T2">German - </text:span>(Currently Learning- <text:span text:style-name="T35">A1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18" text:outline-level="2">+ <text:span text:style-name="T43">ACHIEVEMENTS</text:span></text:h>
          </table:table-cell>
        </table:table-row>
        <table:table-row>
          <table:table-cell table:style-name="Table4.A1" office:value-type="string">
            <text:list xml:id="list4489344577960470350" text:style-name="L3">
              <text:list-item>
                <text:p text:style-name="P50">Awarded with One Time Achievement (OTA) Award @ BOSCH for Implementation of Data to Model Converter</text:p>
              </text:list-item>
              <text:list-item>
                <text:p text:style-name="P50">Awarded with Above and Beyond Call of Duty (ABCD) @ Mercedes for Work in Sensor Tests</text:p>
              </text:list-item>
              <text:list-item>
                <text:p text:style-name="P51">Trained Inter Departmental Colleagues under Various Situations over the topic of Automotive Software Development and Tools</text:p>
              </text:list-item>
              <text:list-item>
                <text:p text:style-name="P52"><text:span text:style-name="T43">School Topper in 10</text:span><text:span text:style-name="T37">th</text:span><text:span text:style-name="T43"> Standard with 84%</text:span></text:p>
              </text:list-item>
              <text:list-item>
                <text:p text:style-name="P53">Secured 93% in 12<text:span text:style-name="T36">th</text:span> Standard</text:p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3H10M35S</meta:editing-duration>
    <meta:editing-cycles>108</meta:editing-cycles>
    <meta:generator>LibreOffice/5.1.5.2$Linux_X86_64 LibreOffice_project/10$Build-2</meta:generator>
    <dc:title>curriculum_vitae_v.2</dc:title>
    <meta:initial-creator>Inglourious </meta:initial-creator>
    <dc:date>2016-10-06T22:43:31.693890837</dc:date>
    <meta:document-statistic meta:table-count="4" meta:image-count="0" meta:object-count="0" meta:page-count="2" meta:paragraph-count="69" meta:word-count="468" meta:character-count="3339" meta:non-whitespace-character-count="2890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